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942cm" table:align="right"/>
    </style:style>
    <style:style style:name="Table1.A" style:family="table-column">
      <style:table-column-properties style:column-width="2.499cm"/>
    </style:style>
    <style:style style:name="Table1.B" style:family="table-column">
      <style:table-column-properties style:column-width="4.41cm"/>
    </style:style>
    <style:style style:name="Table1.C" style:family="table-column">
      <style:table-column-properties style:column-width="4.292cm"/>
    </style:style>
    <style:style style:name="Table1.D" style:family="table-column">
      <style:table-column-properties style:column-width="5.741cm"/>
    </style:style>
    <style:style style:name="Table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eeeeee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e478" officeooo:paragraph-rsid="0001e478"/>
    </style:style>
    <style:style style:name="P2" style:family="paragraph" style:parent-style-name="Standard">
      <style:text-properties officeooo:rsid="000492d0" officeooo:paragraph-rsid="000492d0"/>
    </style:style>
    <style:style style:name="P3" style:family="paragraph" style:parent-style-name="Standard">
      <style:text-properties officeooo:rsid="0004a755" officeooo:paragraph-rsid="0004a755"/>
    </style:style>
    <style:style style:name="P4" style:family="paragraph" style:parent-style-name="Standard" style:list-style-name="L2">
      <style:text-properties officeooo:rsid="0004a755" officeooo:paragraph-rsid="0004a755"/>
    </style:style>
    <style:style style:name="P5" style:family="paragraph" style:parent-style-name="Standard" style:list-style-name="L3">
      <style:text-properties officeooo:rsid="0004a755" officeooo:paragraph-rsid="0004a755"/>
    </style:style>
    <style:style style:name="P6" style:family="paragraph" style:parent-style-name="Standard" style:list-style-name="L4">
      <style:text-properties officeooo:rsid="0004a755" officeooo:paragraph-rsid="0004a755"/>
    </style:style>
    <style:style style:name="P7" style:family="paragraph" style:parent-style-name="Standard" style:list-style-name="L5">
      <style:text-properties officeooo:rsid="0004a755" officeooo:paragraph-rsid="0004a755"/>
    </style:style>
    <style:style style:name="P8" style:family="paragraph" style:parent-style-name="Standard" style:list-style-name="L2">
      <style:text-properties officeooo:paragraph-rsid="0004a755"/>
    </style:style>
    <style:style style:name="P9" style:family="paragraph" style:parent-style-name="Standard" style:list-style-name="L3"/>
    <style:style style:name="P10" style:family="paragraph" style:parent-style-name="Standard" style:list-style-name="L4">
      <style:text-properties fo:font-style="normal" officeooo:rsid="0004a755" officeooo:paragraph-rsid="0004a755" style:font-style-asian="normal" style:font-style-complex="normal"/>
    </style:style>
    <style:style style:name="P11" style:family="paragraph" style:parent-style-name="Table_20_Contents">
      <style:text-properties officeooo:rsid="0001e478" officeooo:paragraph-rsid="0001e478"/>
    </style:style>
    <style:style style:name="P12" style:family="paragraph" style:parent-style-name="Table_20_Contents">
      <style:text-properties officeooo:rsid="0001e478" officeooo:paragraph-rsid="000492d0"/>
    </style:style>
    <style:style style:name="P13" style:family="paragraph" style:parent-style-name="Table_20_Contents">
      <style:text-properties officeooo:rsid="000492d0" officeooo:paragraph-rsid="000492d0"/>
    </style:style>
    <style:style style:name="P14" style:family="paragraph" style:parent-style-name="Table_20_Contents">
      <style:text-properties officeooo:rsid="0004a755" officeooo:paragraph-rsid="0004a755"/>
    </style:style>
    <style:style style:name="P15" style:family="paragraph" style:parent-style-name="Heading_20_1">
      <style:paragraph-properties fo:break-before="page"/>
    </style:style>
    <style:style style:name="T1" style:family="text">
      <style:text-properties officeooo:rsid="0001e478"/>
    </style:style>
    <style:style style:name="T2" style:family="text">
      <style:text-properties officeooo:rsid="000492d0"/>
    </style:style>
    <style:style style:name="T3" style:family="text">
      <style:text-properties officeooo:rsid="0004a755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4a755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CB Exposure Unit</text:p>
      <text:p text:style-name="P1">State Machine Description</text:p>
      <text:p text:style-name="P1">v1.0</text:p>
      <text:p text:style-name="P1">Dec 27 2017</text:p>
      <text:p text:style-name="P1"/>
      <text:h text:style-name="P15" text:outline-level="1">Stat<text:span text:style-name="T2">e Description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1">State</text:p>
          </table:table-cell>
          <table:table-cell table:style-name="Table1.A1" office:value-type="string">
            <text:p text:style-name="P11">On Entry</text:p>
          </table:table-cell>
          <table:table-cell table:style-name="Table1.A1" office:value-type="string">
            <text:p text:style-name="P11">In State</text:p>
          </table:table-cell>
          <table:table-cell table:style-name="Table1.D1" office:value-type="string">
            <text:p text:style-name="P11">To Exit</text:p>
          </table:table-cell>
        </table:table-row>
        <table:table-row>
          <table:table-cell table:style-name="Table1.A2" office:value-type="string">
            <text:p text:style-name="P11">RESET</text:p>
          </table:table-cell>
          <table:table-cell table:style-name="Table1.B2" office:value-type="string">
            <text:p text:style-name="P11">Load exposure time from EEPROM</text:p>
            <text:p text:style-name="P11">Clear all lamps</text:p>
          </table:table-cell>
          <table:table-cell table:style-name="Table1.C2" office:value-type="string">
            <text:p text:style-name="P11">n/a</text:p>
          </table:table-cell>
          <table:table-cell table:style-name="Table1.D2" office:value-type="string">
            <text:p text:style-name="P11">Immediately after completing entry → READY</text:p>
          </table:table-cell>
        </table:table-row>
        <table:table-row>
          <table:table-cell table:style-name="Table1.A4" office:value-type="string">
            <text:p text:style-name="P11">READY</text:p>
          </table:table-cell>
          <table:table-cell table:style-name="Table1.B3" office:value-type="string">
            <text:p text:style-name="P11">Clear lamps &amp; light READY</text:p>
          </table:table-cell>
          <table:table-cell table:style-name="Table1.C3" office:value-type="string">
            <text:p text:style-name="P11"><text:span text:style-name="T2">Display remaining time on</text:span> 4-dig LED</text:p>
            <text:p text:style-name="P13">Flash colon every ½ second</text:p>
          </table:table-cell>
          <table:table-cell table:style-name="Table1.D3" office:value-type="string">
            <text:p text:style-name="P11">Start/Stop Button → RUN</text:p>
            <text:p text:style-name="P11">Encoder Button → TIME-SET</text:p>
          </table:table-cell>
        </table:table-row>
        <table:table-row>
          <table:table-cell table:style-name="Table1.A4" office:value-type="string">
            <text:p text:style-name="P11">RUN</text:p>
          </table:table-cell>
          <table:table-cell table:style-name="Table1.B4" office:value-type="string">
            <text:p text:style-name="P11">Clear lamps and light RUN</text:p>
          </table:table-cell>
          <table:table-cell table:style-name="Table1.C4" office:value-type="string">
            <text:p text:style-name="P11">If time remaining <text:s/>&gt; 0, then after 1000ms, subtract 1 second </text:p>
            <text:p text:style-name="P12"><text:span text:style-name="T2">Display remaining time on</text:span> 4-dig LED</text:p>
          </table:table-cell>
          <table:table-cell table:style-name="Table1.D4" office:value-type="string">
            <text:p text:style-name="P11">Time &lt;= 0 → FINISHED-BUZZER</text:p>
            <text:p text:style-name="P11">Start/Stop Button → PAUSE</text:p>
          </table:table-cell>
        </table:table-row>
        <table:table-row>
          <table:table-cell table:style-name="Table1.A11" office:value-type="string">
            <text:p text:style-name="P13">PAUSE</text:p>
          </table:table-cell>
          <table:table-cell table:style-name="Table1.B11" office:value-type="string">
            <text:p text:style-name="P12">Clear lamps and light <text:span text:style-name="T2">PAUSE</text:span></text:p>
          </table:table-cell>
          <table:table-cell table:style-name="Table1.C11" office:value-type="string">
            <text:p text:style-name="P12"><text:span text:style-name="T2">Display remaining time on</text:span> 4-dig LED</text:p>
          </table:table-cell>
          <table:table-cell table:style-name="Table1.D11" office:value-type="string">
            <text:p text:style-name="P13">Start/Stop Button → RUN</text:p>
            <text:p text:style-name="P13">Reset Button → RESET</text:p>
          </table:table-cell>
        </table:table-row>
        <table:table-row>
          <table:table-cell table:style-name="Table1.A11" office:value-type="string">
            <text:p text:style-name="P13">FINISHED-BUZZER</text:p>
          </table:table-cell>
          <table:table-cell table:style-name="Table1.B11" office:value-type="string">
            <text:p text:style-name="P13">Clear lamps and light FINISH</text:p>
          </table:table-cell>
          <table:table-cell table:style-name="Table1.C11" office:value-type="string">
            <text:p text:style-name="P13">Display 00:00 on<text:span text:style-name="T1"> 4-dig LED</text:span></text:p>
            <text:p text:style-name="P13">Flash display every 0.25 seconds</text:p>
          </table:table-cell>
          <table:table-cell table:style-name="Table1.D11" office:value-type="string">
            <text:p text:style-name="P13">Reset Button → RESET</text:p>
            <text:p text:style-name="P13">After 5 seconds → FINISHED</text:p>
          </table:table-cell>
        </table:table-row>
        <table:table-row>
          <table:table-cell table:style-name="Table1.A11" office:value-type="string">
            <text:p text:style-name="P13">FINISHED</text:p>
          </table:table-cell>
          <table:table-cell table:style-name="Table1.B11" office:value-type="string">
            <text:p text:style-name="P13"/>
          </table:table-cell>
          <table:table-cell table:style-name="Table1.C11" office:value-type="string">
            <text:p text:style-name="P13">Continue flashing display</text:p>
          </table:table-cell>
          <table:table-cell table:style-name="Table1.D11" office:value-type="string">
            <text:p text:style-name="P13">Reset Button → RESET</text:p>
            <text:p text:style-name="P13">Encoder Button → TIME-SET</text:p>
          </table:table-cell>
        </table:table-row>
        <table:table-row>
          <table:table-cell table:style-name="Table1.A11" office:value-type="string">
            <text:p text:style-name="P13">TIME-SET</text:p>
          </table:table-cell>
          <table:table-cell table:style-name="Table1.B11" office:value-type="string">
            <text:p text:style-name="P13">Load exposure time from EEPROM</text:p>
            <text:p text:style-name="P13">Clear lamps and light TIME-SET</text:p>
          </table:table-cell>
          <table:table-cell table:style-name="Table1.C11" office:value-type="string">
            <text:p text:style-name="P13">Display exposure time on 4-dig LED</text:p>
            <text:p text:style-name="P13">Adjust up/down with encoder</text:p>
          </table:table-cell>
          <table:table-cell table:style-name="Table1.D11" office:value-type="string">
            <text:p text:style-name="P13">Encoder Button → TIME-SAVE</text:p>
            <text:p text:style-name="P13">Reset Button → RESET</text:p>
          </table:table-cell>
        </table:table-row>
        <table:table-row>
          <table:table-cell table:style-name="Table1.A11" office:value-type="string">
            <text:p text:style-name="P13">TIME-SAVE</text:p>
          </table:table-cell>
          <table:table-cell table:style-name="Table1.B11" office:value-type="string">
            <text:p text:style-name="P13">Store new time in EEPROM</text:p>
          </table:table-cell>
          <table:table-cell table:style-name="Table1.C11" office:value-type="string">
            <text:p text:style-name="P13"/>
          </table:table-cell>
          <table:table-cell table:style-name="Table1.D11" office:value-type="string">
            <text:p text:style-name="P13">Immediately → TBB-SET</text:p>
          </table:table-cell>
        </table:table-row>
        <table:table-row>
          <table:table-cell table:style-name="Table1.A11" office:value-type="string">
            <text:p text:style-name="P13">TBB-SET</text:p>
          </table:table-cell>
          <table:table-cell table:style-name="Table1.B11" office:value-type="string">
            <text:p text:style-name="P14">Load TBB Byte</text:p>
            <text:p text:style-name="P14">Clear lamps &amp; light TOP if T bit set</text:p>
            <text:p text:style-name="P14">Light BOT if B bit set</text:p>
          </table:table-cell>
          <table:table-cell table:style-name="Table1.C11" office:value-type="string">
            <text:p text:style-name="P14">Cycle T &gt; Bot &gt; Both with encoder</text:p>
            <text:p text:style-name="P14">Clear lamps &amp; set TOP and BOT per current setting</text:p>
          </table:table-cell>
          <table:table-cell table:style-name="Table1.D11" office:value-type="string">
            <text:p text:style-name="P14">Encoder Button → TBB-SET</text:p>
            <text:p text:style-name="P14">Reset Button → RESET</text:p>
          </table:table-cell>
        </table:table-row>
        <table:table-row>
          <table:table-cell table:style-name="Table1.A11" office:value-type="string">
            <text:p text:style-name="P13">TBB-SAVE</text:p>
          </table:table-cell>
          <table:table-cell table:style-name="Table1.B11" office:value-type="string">
            <text:p text:style-name="P14">Store TBB byte in EEPROM</text:p>
          </table:table-cell>
          <table:table-cell table:style-name="Table1.C11" office:value-type="string">
            <text:p text:style-name="P13"/>
          </table:table-cell>
          <table:table-cell table:style-name="Table1.D11" office:value-type="string">
            <text:p text:style-name="P14">Immediately → RESET</text:p>
          </table:table-cell>
        </table:table-row>
      </table:table>
      <text:p text:style-name="P1"/>
      <text:p text:style-name="P2"/>
      <text:p text:style-name="P2"/>
      <text:h text:style-name="P15" text:outline-level="1">Internal Variables</text:h>
      <text:h text:style-name="Heading_20_2" text:outline-level="2">State Management</text:h>
      <text:list xml:id="list3875430866972294502" text:style-name="L3">
        <text:list-item>
          <text:p text:style-name="P9">Current State <text:span text:style-name="T5">(enum)</text:span></text:p>
        </text:list-item>
        <text:list-item>
          <text:p text:style-name="P9">Previous State <text:span text:style-name="T5">(enum)</text:span></text:p>
        </text:list-item>
        <text:list-item>
          <text:p text:style-name="P5">Time In Current State <text:span text:style-name="T4">(unsigned long)</text:span></text:p>
        </text:list-item>
        <text:list-item>
          <text:p text:style-name="P5">Display Lamp <text:span text:style-name="T4">(byte)</text:span> <text:span text:style-name="T4">(see breakout, below)</text:span></text:p>
        </text:list-item>
      </text:list>
      <text:h text:style-name="Heading_20_2" text:outline-level="2">Run Timer related</text:h>
      <text:list xml:id="list1561318312670238866" text:style-name="L2">
        <text:list-item>
          <text:p text:style-name="P8"><text:span text:style-name="T3">Configured Exposure Time </text:span><text:span text:style-name="T5">(unsigned long)</text:span></text:p>
        </text:list-item>
        <text:list-item>
          <text:p text:style-name="P4">Remaining Run Time <text:span text:style-name="T4">(unsigned long)</text:span></text:p>
        </text:list-item>
      </text:list>
      <text:h text:style-name="Heading_20_2" text:outline-level="2">Flashing and Beeping</text:h>
      <text:list xml:id="list2816658969326248546" text:style-name="L4">
        <text:list-item>
          <text:p text:style-name="P6">Display On Off State <text:span text:style-name="T4">(bit)</text:span></text:p>
        </text:list-item>
        <text:list-item>
          <text:p text:style-name="P6">Last Display State Change <text:span text:style-name="T4">(unsigned long)</text:span></text:p>
        </text:list-item>
        <text:list-item>
          <text:p text:style-name="P10">Flash Duration <text:span text:style-name="T4">(int)</text:span></text:p>
        </text:list-item>
        <text:list-item>
          <text:p text:style-name="P6">Beep On Off State <text:span text:style-name="T4">(bit)</text:span></text:p>
        </text:list-item>
        <text:list-item>
          <text:p text:style-name="P6">Last Beep State Change <text:span text:style-name="T4">(unsigned long)</text:span></text:p>
        </text:list-item>
      </text:list>
      <text:h text:style-name="Heading_20_2" text:outline-level="2">Display Lamp Byte</text:h>
      <text:list xml:id="list6813344010411735599" text:style-name="L5">
        <text:list-item>
          <text:p text:style-name="P7">Bit0 – Ready</text:p>
        </text:list-item>
        <text:list-item>
          <text:p text:style-name="P7">Bit1 – Running</text:p>
        </text:list-item>
        <text:list-item>
          <text:p text:style-name="P7">Bit2 – Paused</text:p>
        </text:list-item>
        <text:list-item>
          <text:p text:style-name="P7">Bit3 – Finished</text:p>
        </text:list-item>
        <text:list-item>
          <text:p text:style-name="P7">Bit4 – Time Set</text:p>
        </text:list-item>
        <text:list-item>
          <text:p text:style-name="P7">Bit5 – TBB Set</text:p>
        </text:list-item>
        <text:list-item>
          <text:p text:style-name="P7">Bit6 – Top Panel</text:p>
        </text:list-item>
        <text:list-item>
          <text:p text:style-name="P7">Bit7 – Bottom Panel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7T19:25:54.173617524</meta:creation-date>
    <dc:date>2017-12-27T20:01:03.979216009</dc:date>
    <meta:editing-duration>PT11M38S</meta:editing-duration>
    <meta:editing-cycles>2</meta:editing-cycles>
    <meta:generator>LibreOffice/5.2.5.1$Linux_X86_64 LibreOffice_project/0312e1a284a7d50ca85a365c316c7abbf20a4d22</meta:generator>
    <meta:document-statistic meta:table-count="1" meta:image-count="0" meta:object-count="0" meta:page-count="3" meta:paragraph-count="86" meta:word-count="346" meta:character-count="1898" meta:non-whitespace-character-count="1647"/>
  </office:meta>
</office:document-meta>
</file>